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6010" officeooo:paragraph-rsid="001760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first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6:40:20.307189872</meta:creation-date>
    <dc:date>2017-10-26T16:40:45.909173686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6"/>
    <meta:generator>LibreOffice/4.2.8.2$Linux_X86_64 LibreOffice_project/420m0$Build-2</meta:generator>
  </office:meta>
</office:document-meta>
</file>